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3.592cm" fo:min-width="4.041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3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4.99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8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39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73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5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b4c7dc" draw:fill="none" draw:fill-color="#b4c7dc" fo:min-height="1.157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bitmap" draw:fill-image-name="Bitmap_20_1" style:repeat="stretch"/>
    </style:style>
    <style:style style:name="P7" style:family="paragraph">
      <loext:graphic-properties draw:fill-color="#3c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b4c7dc"/>
      <style:text-properties fo:font-size="12pt" style:text-underline-style="solid" style:text-underline-width="auto" style:text-underline-color="font-color" fo:font-weight="bold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715cm" svg:height="5.08cm" svg:x="15.303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Adresse : 10 Rue des Lilas Chassenet, Thuret</text:span></text:p>
          </draw:text-box>
        </draw:frame>
        <draw:frame draw:style-name="gr9" draw:text-style-name="P4" draw:layer="layout" svg:width="7.394cm" svg:height="1.092cm" svg:x="1.596cm" svg:y="3.253cm">
          <draw:text-box>
            <text:p text:style-name="P2"><text:span text:style-name="T1">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Telephone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Etudiant de 1ere Année en BUT Informatique à l’Université Clermont Auvergne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2.533cm" svg:height="0.577cm" svg:x="3.881cm" svg:y="7.042cm">
          <draw:text-box>
            <text:p text:style-name="P2"><text:span text:style-name="T1">Septembre 2024, inscription en BUT informatiqu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in 2024, Obtention du baccalaureat, specialité technologie SIN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Competences et qualités :</text:span></text:p>
          </draw:text-box>
        </draw:frame>
        <draw:line draw:style-name="gr17" draw:text-style-name="P5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-Competences techniques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Programmation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que.</text:span></text:p>
          </draw:text-box>
        </draw:frame>
        <draw:frame draw:style-name="gr21" draw:text-style-name="P3" draw:layer="layout" svg:width="14.999cm" svg:height="1.153cm" svg:x="4.033cm" svg:y="11.512cm">
          <draw:text-box>
            <text:p text:style-name="P2"><text:span text:style-name="T1"><text:s/>Langages mâitrisés C, C++, Java, python, Arduino, </text:span></text:p>
            <text:p text:style-name="P2"><text:span text:style-name="T1"><text:s/>Developpement web : html, css, php.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Base de données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Gestion d’une base de données.</text:span></text:p>
          </draw:text-box>
        </draw:frame>
        <draw:frame draw:style-name="gr24" draw:text-style-name="P3" draw:layer="layout" svg:width="2.721cm" svg:height="0.577cm" svg:x="4.134cm" svg:y="13.765cm">
          <draw:text-box>
            <text:p text:style-name="P2"><text:span text:style-name="T1">Langage SQL.</text:span></text:p>
          </draw:text-box>
        </draw:frame>
        <draw:frame draw:style-name="gr25" draw:text-style-name="P3" draw:layer="layout" svg:width="1.683cm" svg:height="0.577cm" svg:x="2.885cm" svg:y="14.34cm">
          <draw:text-box>
            <text:p text:style-name="P2"><text:span text:style-name="T1">-Réseau:</text:span></text:p>
          </draw:text-box>
        </draw:frame>
        <draw:frame draw:style-name="gr26" draw:text-style-name="P3" draw:layer="layout" svg:width="7.07cm" svg:height="0.577cm" svg:x="4.134cm" svg:y="14.815cm">
          <draw:text-box>
            <text:p text:style-name="P2"><text:span text:style-name="T1">Gestion serveur et communication.</text:span></text:p>
          </draw:text-box>
        </draw:frame>
        <draw:frame draw:style-name="gr27" draw:text-style-name="P3" draw:layer="layout" svg:width="4.65cm" svg:height="0.577cm" svg:x="4.134cm" svg:y="15.29cm">
          <draw:text-box>
            <text:p text:style-name="P2"><text:span text:style-name="T1">Administration reseau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éme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7.489cm" svg:height="0.577cm" svg:x="4.134cm" svg:y="16.815cm">
          <draw:text-box>
            <text:p text:style-name="P2"><text:span text:style-name="T1">Installation Linux et gestion systeme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-Linguistique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Anglais niveau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Espagnol niveau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-Qualités :</text:span></text:p>
          </draw:text-box>
        </draw:frame>
        <draw:frame draw:style-name="gr35" draw:text-style-name="P4" draw:layer="layout" svg:width="2.023cm" svg:height="0.577cm" svg:x="14.585cm" svg:y="15.54cm">
          <draw:text-box>
            <text:p text:style-name="P2"><text:span text:style-name="T1">- Creatif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é</text:span></text:p>
          </draw:text-box>
        </draw:frame>
        <draw:frame draw:style-name="gr35" draw:text-style-name="P4" draw:layer="layout" svg:width="2.023cm" svg:height="0.577cm" svg:x="14.585cm" svg:y="16.69cm">
          <draw:text-box>
            <text:p text:style-name="P2"><text:span text:style-name="T1">-Attentif</text:span></text:p>
          </draw:text-box>
        </draw:frame>
        <draw:path draw:style-name="gr37" draw:text-style-name="P6" draw:layer="layout" svg:width="2.863cm" svg:height="3.817cm" svg:x="16.573cm" svg:y="1.008cm" svg:viewBox="0 0 2864 3818" svg:d="M0 3818c0-1273 0-2545 0-3818 955 0 1909 0 2864 0 0 1273 0 2545 0 3818-955 0-1909 0-2864 0z">
          <text:p/>
        </draw:path>
        <draw:frame draw:style-name="gr35" draw:text-style-name="P4" draw:layer="layout" svg:width="2.023cm" svg:height="0.577cm" svg:x="14.585cm" svg:y="17.265cm">
          <draw:text-box>
            <text:p text:style-name="P2"><text:span text:style-name="T1">-Curieux</text:span></text:p>
          </draw:text-box>
        </draw:frame>
        <draw:custom-shape draw:style-name="gr38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0" draw:text-style-name="P3" draw:layer="layout" svg:width="6.108cm" svg:height="0.577cm" svg:x="1.893cm" svg:y="19.036cm">
          <draw:text-box>
            <text:p text:style-name="P2"><text:span text:style-name="T3">Experience professionnelle:</text:span></text:p>
          </draw:text-box>
        </draw:frame>
        <draw:frame draw:style-name="gr41" draw:text-style-name="P3" draw:layer="layout" svg:width="16.474cm" svg:height="0.577cm" svg:x="1.804cm" svg:y="19.824cm">
          <draw:text-box>
            <text:p text:style-name="P2"><text:span text:style-name="T1"><text:s/>-Juillet 2021 et juillet 2024 Castration de maïs à Chassenet, Thuret, Puy de Dôme, </text:span></text:p>
          </draw:text-box>
        </draw:frame>
        <draw:frame draw:style-name="gr42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3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4" draw:text-style-name="P3" draw:layer="layout" svg:width="17.074cm" svg:height="0.577cm" svg:x="1.804cm" svg:y="23.499cm">
          <draw:text-box>
            <text:p text:style-name="P2"><text:span text:style-name="T1"><text:s/>Football, <text:s/>je fais du football dans mon club de Champeyroux Surat Les Martres au <text:s text:c="4"/></text:span></text:p>
          </draw:text-box>
        </draw:frame>
        <draw:frame draw:style-name="gr45" draw:text-style-name="P3" draw:layer="layout" svg:width="13.734cm" svg:height="0.577cm" svg:x="1.804cm" svg:y="23.975cm">
          <draw:text-box>
            <text:p text:style-name="P2"><text:span text:style-name="T1">poste de latéral gauche.</text:span></text:p>
          </draw:text-box>
        </draw:frame>
        <draw:frame draw:style-name="gr46" draw:text-style-name="P3" draw:layer="layout" svg:width="16.952cm" svg:height="0.577cm" svg:x="1.804cm" svg:y="24.55cm">
          <draw:text-box>
            <text:p text:style-name="P2"><text:span text:style-name="T1"><text:s/>Dessin, je fais du dessin presque chaque jour de façon independante et autodidacte.</text:span></text:p>
          </draw:text-box>
        </draw:frame>
        <draw:frame draw:style-name="gr47" draw:text-style-name="P3" draw:layer="layout" svg:width="7.522cm" svg:height="0.577cm" svg:x="1.804cm" svg:y="25.125cm">
          <draw:text-box>
            <text:p text:style-name="P2"><text:span text:style-name="T1"><text:s/>Création de Jeux de cartes et sociétés</text:span></text:p>
          </draw:text-box>
        </draw:frame>
        <draw:frame draw:style-name="gr48" draw:text-style-name="P3" draw:layer="layout" svg:width="8.356cm" svg:height="0.577cm" svg:x="1.804cm" svg:y="25.7cm">
          <draw:text-box>
            <text:p text:style-name="P2"><text:span text:style-name="T1"><text:s/>L’horreur sur internet et l’analog horror.</text:span></text:p>
          </draw:text-box>
        </draw:frame>
        <draw:frame draw:style-name="gr49" draw:text-style-name="P3" draw:layer="layout" svg:width="6.125cm" svg:height="0.577cm" svg:x="1.804cm" svg:y="26.175cm">
          <draw:text-box>
            <text:p text:style-name="P2"><text:span text:style-name="T1"><text:s/>Les univers de science fiction.</text:span></text:p>
          </draw:text-box>
        </draw:frame>
        <draw:custom-shape draw:style-name="gr39" draw:text-style-name="P7" draw:layer="layout" svg:width="0.635cm" svg:height="0.635cm" svg:x="1.333cm" svg:y="22.6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8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8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8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4" draw:text-style-name="P9" draw:layer="layout" svg:width="15.558cm" svg:height="1.157cm" svg:x="1.968cm" svg:y="28.003cm">
          <draw:text-box>
            <text:p><text:span text:style-name="T4">https://natreop.github.io/MyPortoflio/</text:span></text:p>
          </draw:text-box>
        </draw:frame>
        <draw:custom-shape draw:style-name="gr39" draw:text-style-name="P7" draw:layer="layout" svg:width="0.635cm" svg:height="0.635cm" svg:x="1.333cm" svg:y="27.68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8" draw:layer="layout" svg:width="4.445cm" svg:height="0.444cm" svg:x="4.826cm" svg:y="14.442cm">
          <draw:image xlink:href="Pictures/10000001000004280000006B62C01C9D.png" xlink:type="simple" xlink:show="embed" xlink:actuate="onLoad" draw:mime-type="image/png">
            <text:p/>
          </draw:image>
        </draw:frame>
      </draw:page>
      <draw:page draw:name="page2" draw:style-name="dp2" draw:master-page-name="master-page24"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5T13:46:33.921426538</dc:date>
    <meta:editing-duration>PT35M2S</meta:editing-duration>
    <meta:editing-cycles>8</meta:editing-cycles>
    <meta:generator>LibreOffice/25.2.0.3$Linux_X86_64 LibreOffice_project/520$Build-3</meta:generator>
    <meta:document-statistic meta:object-count="69"/>
  </office:meta>
</office:document-meta>
</file>